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ndex.html parrafos</text:p>
      <text:p text:style-name="Normal">&lt;!DOCTYPE html&gt;</text:p>
      <text:p text:style-name="Normal">&lt;html lang="es"&gt;</text:p>
      <text:p text:style-name="Normal">&lt;head&gt;</text:p>
      <text:p text:style-name="Normal">    &lt;meta charset="UTF-8"&gt;</text:p>
      <text:p text:style-name="Normal">    &lt;meta name="viewport" content="width=device-width, initial-scale=1.0"&gt;</text:p>
      <text:p text:style-name="Normal">    &lt;title&gt;Práctica CSS Avanzada&lt;/title&gt;</text:p>
      <text:p text:style-name="Normal">    &lt;link rel="stylesheet" href="styles.css"&gt;</text:p>
      <text:p text:style-name="Normal">&lt;/head&gt;</text:p>
      <text:p text:style-name="Normal">&lt;body&gt;</text:p>
      <text:p text:style-name="Normal">    &lt;header&gt;</text:p>
      <text:p text:style-name="Normal">        &lt;h1&gt;Práctica de CSS Avanzado&lt;/h1&gt;</text:p>
      <text:p text:style-name="Normal">    &lt;/header&gt;</text:p>
      <text:p text:style-name="Normal">    &lt;section&gt;</text:p>
      <text:p text:style-name="Normal">        &lt;p class="parrafo-1"&gt;Este es el primer párrafo, con un fondo azul.&lt;/p&gt;</text:p>
      <text:p text:style-name="Normal">        &lt;p class="parrafo-2"&gt;Este es el segundo párrafo, con un fondo verde.&lt;/p&gt;</text:p>
      <text:p text:style-name="Normal">        &lt;p class="parrafo-3"&gt;Este es el tercer párrafo, con un fondo amarillo.&lt;/p&gt;</text:p>
      <text:p text:style-name="Normal">    &lt;/section&gt;</text:p>
      <text:p text:style-name="Normal">    &lt;ul class="lista-personalizada"&gt;</text:p>
      <text:p text:style-name="Normal">        &lt;li&gt;Primer elemento&lt;/li&gt;</text:p>
      <text:p text:style-name="Normal">        &lt;li&gt;Segundo elemento&lt;/li&gt;</text:p>
      <text:p text:style-name="Normal">        &lt;li&gt;Tercer elemento&lt;/li&gt;</text:p>
      <text:p text:style-name="Normal">        &lt;li&gt;Cuarto elemento&lt;/li&gt;</text:p>
      <text:p text:style-name="Normal">    &lt;/ul&gt;</text:p>
      <text:p text:style-name="Normal">    &lt;button class="boton-saltarin"&gt;Hacer clic&lt;/button&gt;</text:p>
      <text:p text:style-name="Normal">    &lt;div class="caja"&gt;</text:p>
      <text:p text:style-name="Normal">        &lt;p&gt;Texto dentro de una caja centrada&lt;/p&gt;</text:p>
      <text:p text:style-name="Normal">    &lt;/div&gt;</text:p>
      <text:soft-page-break/>
      <text:p text:style-name="Normal">&lt;/body&gt;</text:p>
      <text:p text:style-name="Normal">&lt;/html&gt;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a villazón</meta:initial-creator>
    <dc:creator>maria villazón</dc:creator>
    <meta:creation-date>2025-03-11T15:27:00Z</meta:creation-date>
    <dc:date>2025-03-11T15:27:00Z</dc:date>
    <meta:template xlink:href="Normal" xlink:type="simple"/>
    <meta:editing-cycles>1</meta:editing-cycles>
    <meta:editing-duration>PT0S</meta:editing-duration>
    <meta:document-statistic meta:page-count="2" meta:paragraph-count="1" meta:word-count="144" meta:character-count="940" meta:row-count="6" meta:non-whitespace-character-count="797"/>
  </office:meta>
</office:document-meta>
</file>